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7D0000003A3E00C532C539CB88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 style:master-page-name="">
      <loext:graphic-properties draw:fill="none"/>
      <style:paragraph-properties fo:margin-left="0cm" fo:margin-right="0cm" fo:text-align="end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291e4b" officeooo:paragraph-rsid="00291e4b"/>
    </style:style>
    <style:style style:name="P2" style:family="paragraph" style:parent-style-name="Heading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3" style:family="paragraph" style:parent-style-name="Heading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21186e" officeooo:paragraph-rsid="0021186e"/>
    </style:style>
    <style:style style:name="P4" style:family="paragraph" style:parent-style-name="Heading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217b2d" officeooo:paragraph-rsid="00217b2d"/>
    </style:style>
    <style:style style:name="P5" style:family="paragraph" style:parent-style-name="Heading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4f27cc" officeooo:paragraph-rsid="004f27cc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officeooo:rsid="0054cd69" officeooo:paragraph-rsid="0054cd69"/>
    </style:style>
    <style:style style:name="P8" style:family="paragraph" style:parent-style-name="Heading">
      <style:paragraph-properties fo:break-before="page" fo:padding-left="0cm" fo:padding-right="0cm" fo:padding-top="0cm" fo:padding-bottom="0.074cm" fo:border-left="none" fo:border-right="none" fo:border-top="none" fo:border-bottom="0.99pt solid #000000" style:join-border="false"/>
    </style:style>
    <style:style style:name="P9" style:family="paragraph" style:parent-style-name="Table_20_Contents">
      <style:text-properties style:font-name="Liberation Sans1" fo:font-size="10pt" officeooo:rsid="004f27cc" officeooo:paragraph-rsid="004f27cc" style:font-size-asian="10.5pt"/>
    </style:style>
    <style:style style:name="P10" style:family="paragraph" style:parent-style-name="Table_20_Contents">
      <style:text-properties style:font-name="Liberation Sans1" fo:font-size="10pt" officeooo:rsid="00501a77" officeooo:paragraph-rsid="00501a77" style:font-size-asian="10.5pt"/>
    </style:style>
    <style:style style:name="P11" style:family="paragraph" style:parent-style-name="Heading" style:master-page-name="Standard">
      <style:paragraph-properties style:page-number="auto" fo:padding-left="0cm" fo:padding-right="0cm" fo:padding-top="0cm" fo:padding-bottom="0.074cm" fo:border-left="none" fo:border-right="none" fo:border-top="none" fo:border-bottom="0.99pt solid #000000" style:join-border="false"/>
    </style:style>
    <style:style style:name="P12" style:family="paragraph" style:parent-style-name="Text_20_body" style:list-style-name="L1">
      <style:text-properties officeooo:rsid="0054cd69" officeooo:paragraph-rsid="0054cd69"/>
    </style:style>
    <style:style style:name="P13" style:family="paragraph" style:parent-style-name="Text_20_body" style:list-style-name="L1">
      <style:text-properties officeooo:rsid="00556c0d" officeooo:paragraph-rsid="00556c0d"/>
    </style:style>
    <style:style style:name="P14" style:family="paragraph" style:parent-style-name="Text_20_body" style:list-style-name="">
      <style:paragraph-properties fo:line-height="120%"/>
      <style:text-properties officeooo:rsid="00556c0d" officeooo:paragraph-rsid="00556c0d"/>
    </style:style>
    <style:style style:name="P15" style:family="paragraph" style:parent-style-name="Text_20_body" style:list-style-name="L1">
      <style:text-properties officeooo:rsid="005597f0" officeooo:paragraph-rsid="005597f0"/>
    </style:style>
    <style:style style:name="P16" style:family="paragraph" style:parent-style-name="Text_20_body" style:list-style-name="L2">
      <style:text-properties officeooo:rsid="004f27cc" officeooo:paragraph-rsid="004f27cc"/>
    </style:style>
    <style:style style:name="P17" style:family="paragraph" style:parent-style-name="Text_20_body" style:list-style-name="L1">
      <style:paragraph-properties fo:break-before="page"/>
      <style:text-properties officeooo:rsid="00556c0d" officeooo:paragraph-rsid="00556c0d"/>
    </style:style>
    <style:style style:name="T1" style:family="text">
      <style:text-properties officeooo:rsid="001f5466"/>
    </style:style>
    <style:style style:name="T2" style:family="text">
      <style:text-properties officeooo:rsid="0021186e"/>
    </style:style>
    <style:style style:name="T3" style:family="text">
      <style:text-properties officeooo:rsid="00502d37"/>
    </style:style>
    <style:style style:name="T4" style:family="text">
      <style:text-properties officeooo:rsid="00556c0d"/>
    </style:style>
    <style:style style:name="T5" style:family="text">
      <style:text-properties officeooo:rsid="005597f0"/>
    </style:style>
    <style:style style:name="T6" style:family="text">
      <style:text-properties officeooo:rsid="0057a56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nwesende <text:span text:style-name="T1">Mitglieder</text:span></text:p>
      <text:p text:style-name="P7">Leon, Olaf, Andre, Philip, Leonard, Michael</text:p>
      <text:p text:style-name="P2">Gäste</text:p>
      <text:p text:style-name="P7">René Plitzko</text:p>
      <text:p text:style-name="P2">Protokol<text:span text:style-name="T2">lant.in:</text:span></text:p>
      <text:p text:style-name="P7">Michael Prange</text:p>
      <text:p text:style-name="P3">Festlegen der Beschlussfähigkeit</text:p>
      <text:p text:style-name="P7">gegeben</text:p>
      <text:p text:style-name="P4">Tagesordnungspunkte</text:p>
      <text:list xml:id="list5127699456213989816" text:style-name="L1">
        <text:list-item>
          <text:p text:style-name="P12">FH-Projekt von Leon und Philip</text:p>
          <text:list>
            <text:list-item>
              <text:p text:style-name="P12">Autorisierung mittels RFID für Geräte</text:p>
            </text:list-item>
          </text:list>
        </text:list-item>
        <text:list-item>
          <text:p text:style-name="P12">Funktionen innerhalb des Vorstandes</text:p>
          <text:list>
            <text:list-item>
              <text:p text:style-name="P12">alle sind gleich</text:p>
              <text:list>
                <text:list-item>
                  <text:p text:style-name="P12">Leon =&gt; Finanzminister</text:p>
                </text:list-item>
                <text:list-item>
                  <text:p text:style-name="P12">Olaf =&gt; Außenminister</text:p>
                </text:list-item>
                <text:list-item>
                  <text:p text:style-name="P12">Philip =&gt; Justizminister</text:p>
                </text:list-item>
                <text:list-item>
                  <text:p text:style-name="P12">Michael =&gt; Protokollminister</text:p>
                </text:list-item>
              </text:list>
            </text:list-item>
          </text:list>
        </text:list-item>
        <text:list-item>
          <text:p text:style-name="P12">Digitaler Aufbruch 23. November </text:p>
          <text:list>
            <text:list-item>
              <text:p text:style-name="P12">Kleiner Makertisch </text:p>
              <text:list>
                <text:list-item>
                  <text:p text:style-name="P12">3D Drucker, Lötstation, <text:span text:style-name="T4">Samstag Brainstormen</text:span></text:p>
                </text:list-item>
              </text:list>
            </text:list-item>
          </text:list>
        </text:list-item>
        <text:list-item>
          <text:p text:style-name="P13">GT-Info</text:p>
          <text:list>
            <text:list-item>
              <text:p text:style-name="P13">Artikel erscheint am 25.11.</text:p>
              <text:list>
                <text:list-item>
                  <text:p text:style-name="P13">was ist ein Makerspace</text:p>
                </text:list-item>
                <text:list-item>
                  <text:p text:style-name="P13">wie erfolgte die Gründung</text:p>
                </text:list-item>
                <text:list-item>
                  <text:p text:style-name="P13">Kooperation Feinstaubsensoren</text:p>
                </text:list-item>
                <text:list-item>
                  <text:p text:style-name="P13">Repaircafe geplant</text:p>
                </text:list-item>
                <text:list-item>
                  <text:p text:style-name="P13">Fotosession</text:p>
                </text:list-item>
              </text:list>
            </text:list-item>
            <text:list-item>
              <text:p text:style-name="P13">1 . Artikel in der Reihe digitales Gütersloh</text:p>
            </text:list-item>
            <text:list-item>
              <text:p text:style-name="P13">kommen am Samstag auch zum Basteltage</text:p>
            </text:list-item>
          </text:list>
        </text:list-item>
      </text:list>
      <text:p text:style-name="P14"/>
      <text:list xml:id="list201333329789047" text:continue-numbering="true" text:style-name="L1">
        <text:list-item>
          <text:p text:style-name="P17">Server</text:p>
          <text:list>
            <text:list-item>
              <text:p text:style-name="P13">Leon und Michael sind Admins</text:p>
            </text:list-item>
            <text:list-item>
              <text:p text:style-name="P13">anwendungen</text:p>
              <text:list>
                <text:list-item>
                  <text:p text:style-name="P13">git</text:p>
                </text:list-item>
                <text:list-item>
                  <text:p text:style-name="P13">nextcloud</text:p>
                </text:list-item>
                <text:list-item>
                  <text:p text:style-name="P13">ticket tool</text:p>
                </text:list-item>
              </text:list>
            </text:list-item>
          </text:list>
        </text:list-item>
        <text:list-item>
          <text:p text:style-name="P13">Prese</text:p>
          <text:list>
            <text:list-item>
              <text:p text:style-name="P13">diverse sind eingeladen</text:p>
            </text:list-item>
            <text:list-item>
              <text:p text:style-name="P13">Olaf <text:span text:style-name="T5">organisiert</text:span></text:p>
            </text:list-item>
          </text:list>
        </text:list-item>
        <text:list-item>
          <text:p text:style-name="P13">Mitgliedsausweise</text:p>
          <text:list>
            <text:list-item>
              <text:p text:style-name="P15">können in 20 Farben gedruckt werden</text:p>
            </text:list-item>
            <text:list-item>
              <text:p text:style-name="P15">sollen in zukunft mit Rechten versehen werden</text:p>
            </text:list-item>
          </text:list>
        </text:list-item>
        <text:list-item>
          <text:p text:style-name="P13">Samstag Orga</text:p>
          <text:list>
            <text:list-item>
              <text:p text:style-name="P15">Mathias bedient den 3D Drucker</text:p>
            </text:list-item>
            <text:list-item>
              <text:p text:style-name="P15">jeder bringt für sich was mit</text:p>
            </text:list-item>
            <text:list-item>
              <text:p text:style-name="P15"><text:span text:style-name="T6">W</text:span>erbung wie letztes mal</text:p>
            </text:list-item>
            <text:list-item>
              <text:p text:style-name="P15">Sortierkasten als Spende von Hornbach, Olaf fragt a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Liberation Sans" fo:font-family="'Liberation Sans'" style:font-family-generic="swiss" style:font-pitch="variable" fo:font-size="12pt" fo:font-weight="bold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 style:writing-mode="page"/>
      <style:text-properties style:font-name="Liberation Sans1" fo:font-family="'Liberation Sans'" style:font-style-name="Standard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 style:writing-mode="page"/>
      <style:text-properties fo:font-size="20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 style:writing-mode="page"/>
      <style:text-properties fo:font-size="10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end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291e4b" officeooo:paragraph-rsid="00291e4b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number:date-style style:name="N79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Title"><draw:frame draw:style-name="Mfr1" draw:name="Bild2" text:anchor-type="paragraph" svg:x="9.941cm" svg:y="0cm" svg:width="7.061cm" svg:height="3.3cm" draw:z-index="1"><draw:image xlink:href="Pictures/10000201000007D0000003A3E00C532C539CB886.png" xlink:type="simple" xlink:show="embed" xlink:actuate="onLoad"/></draw:frame>Planungstreffen</text:p>
        <text:p text:style-name="Subtitle"><text:date style:data-style-name="N79" text:date-value="2018-10-10T18:13:24.854251281" text:fixed="true">Mittwoch, 10. Oktober 2018</text:date></text:p>
      </style:header>
      <style:footer>
        <text:p text:style-name="MP1">Seite <text:page-number text:select-page="current">1</text:page-number> von <text:page-count>2</text:page-count></text:p>
      </style:footer>
    </style:master-page>
    <style:master-page style:name="Index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8:13:25.800561812</meta:creation-date>
    <meta:editing-duration>PT6M14S</meta:editing-duration>
    <meta:editing-cycles>3</meta:editing-cycles>
    <meta:generator>LibreOffice/5.2.7.2$Linux_X86_64 LibreOffice_project/20m0$Build-2</meta:generator>
    <dc:date>2018-10-19T20:13:31.458258785</dc:date>
    <meta:document-statistic meta:table-count="0" meta:image-count="1" meta:object-count="0" meta:page-count="2" meta:paragraph-count="49" meta:word-count="193" meta:character-count="1179" meta:non-whitespace-character-count="1070"/>
  </office:meta>
</office:document-meta>
</file>